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25000006785E734759515F9B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95cm, 9.308cm, 9.298cm, 10.373cm)" draw:image-opacity="100%" style:mirror="none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6cm"/>
    </style:style>
    <style:style style:name="gr1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31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32" style:family="graphic" style:parent-style-name="objectwithoutfill">
      <style:graphic-properties draw:stroke="solid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draw:stroke="solid"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35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36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37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3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39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horizontal-align="justify" draw:textarea-vertical-align="middle" draw:auto-grow-height="false" fo:min-height="2.143cm" fo:min-width="1.90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horizontal-align="justify" draw:textarea-vertical-align="middle" draw:auto-grow-height="false" fo:min-height="1.418cm" fo:min-width="1.841cm" fo:padding-top="0.165cm" fo:padding-bottom="0.165cm" fo:padding-left="0.29cm" fo:padding-right="0.29cm"/>
    </style:style>
    <style:style style:name="gr42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65cm" fo:padding-bottom="0.165cm" fo:padding-left="0.29cm" fo:padding-right="0.29cm"/>
    </style:style>
    <style:style style:name="gr43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horizontal-align="justify" draw:textarea-vertical-align="middle" draw:auto-grow-height="false" fo:min-height="1.416cm" fo:min-width="1.493cm" fo:padding-top="0.165cm" fo:padding-bottom="0.165cm" fo:padding-left="0.29cm" fo:padding-right="0.29cm"/>
    </style:style>
    <style:style style:name="gr44" style:family="graphic" style:parent-style-name="standard">
      <style:graphic-properties draw:stroke="dash" draw:stroke-dash="Ultrafine_20_2_20_Dots_20_3_20_Dashes" svg:stroke-width="0.081cm" svg:stroke-color="#66ffff" draw:marker-start-width="0.252cm" draw:marker-end-width="0.252cm" svg:stroke-opacity="100%" draw:fill="none" draw:textarea-horizontal-align="justify" draw:textarea-vertical-align="middle" draw:auto-grow-height="false" fo:min-height="1.366cm" fo:min-width="1.493cm" fo:padding-top="0.165cm" fo:padding-bottom="0.165cm" fo:padding-left="0.29cm" fo:padding-right="0.29cm"/>
    </style:style>
    <style:style style:name="gr45" style:family="graphic" style:parent-style-name="standard">
      <style:graphic-properties draw:stroke="dash" draw:stroke-dash="Ultrafine_20_2_20_Dots_20_3_20_Dashes" svg:stroke-width="0.081cm" svg:stroke-color="#66ffff" draw:marker-start-width="0.279cm" draw:marker-end-width="0.279cm" draw:fill="none" draw:textarea-horizontal-align="justify" draw:textarea-vertical-align="middle" draw:auto-grow-height="false" fo:min-height="2.04cm" fo:min-width="1.097cm" fo:padding-top="0.165cm" fo:padding-bottom="0.165cm" fo:padding-left="0.29cm" fo:padding-right="0.29cm"/>
    </style:style>
    <style:style style:name="gr46" style:family="graphic" style:parent-style-name="standard">
      <style:graphic-properties draw:stroke="dash" draw:stroke-dash="Ultrafine_20_2_20_Dots_20_3_20_Dashes" svg:stroke-width="0.081cm" svg:stroke-color="#66ffff" draw:marker-start-width="0.279cm" draw:marker-end-width="0.279cm" draw:fill="none" draw:textarea-horizontal-align="justify" draw:textarea-vertical-align="middle" draw:auto-grow-height="false" fo:min-height="2.041cm" fo:min-width="1.091cm" fo:padding-top="0.165cm" fo:padding-bottom="0.165cm" fo:padding-left="0.29cm" fo:padding-right="0.29cm"/>
    </style:style>
    <style:style style:name="gr47" style:family="graphic" style:parent-style-name="standard">
      <style:graphic-properties draw:stroke="dash" draw:stroke-dash="Ultrafine_20_2_20_Dots_20_3_20_Dashes" svg:stroke-width="0.081cm" svg:stroke-color="#66ffff" draw:marker-start-width="0.279cm" draw:marker-end-width="0.279cm" draw:fill="none" draw:textarea-horizontal-align="justify" draw:textarea-vertical-align="middle" draw:auto-grow-height="false" fo:min-height="2.039cm" fo:min-width="1.122cm" fo:padding-top="0.165cm" fo:padding-bottom="0.165cm" fo:padding-left="0.29cm" fo:padding-right="0.29cm"/>
    </style:style>
    <style:style style:name="gr48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4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5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5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27cm"/>
    </style:style>
    <style:style style:name="gr5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2cm"/>
    </style:style>
    <style:style style:name="gr53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673cm"/>
    </style:style>
    <style:style style:name="gr5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2cm"/>
    </style:style>
    <style:style style:name="gr5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62cm"/>
    </style:style>
    <style:style style:name="gr5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5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5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62cm"/>
    </style:style>
    <style:style style:name="gr5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6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6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18cm"/>
    </style:style>
    <style:style style:name="gr6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52cm"/>
    </style:style>
    <style:style style:name="gr6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72cm"/>
    </style:style>
    <style:style style:name="gr6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2cm"/>
    </style:style>
    <style:style style:name="gr6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74cm"/>
    </style:style>
    <style:style style:name="gr6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2cm"/>
    </style:style>
    <style:style style:name="gr6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66cm"/>
    </style:style>
    <style:style style:name="gr6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2cm"/>
    </style:style>
    <style:style style:name="gr6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2cm"/>
    </style:style>
    <style:style style:name="gr7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62cm"/>
    </style:style>
    <style:style style:name="gr71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00" draw:opacity="25%"/>
      <style:paragraph-properties fo:text-align="center"/>
    </style:style>
    <style:style style:name="P3" style:family="paragraph">
      <loext:graphic-properties draw:fill="solid" draw:fill-color="#ff6600" draw:opacity="25%"/>
      <style:paragraph-properties fo:text-align="center"/>
    </style:style>
    <style:style style:name="P4" style:family="paragraph">
      <loext:graphic-properties draw:fill="solid" draw:fill-color="#66ff00" draw:opacity="25%"/>
      <style:paragraph-properties fo:text-align="center"/>
    </style:style>
    <style:style style:name="P5" style:family="paragraph">
      <loext:graphic-properties draw:fill="solid" draw:fill-color="#ff0000" draw:opacity="25%"/>
      <style:paragraph-properties fo:text-align="center"/>
    </style:style>
    <style:style style:name="P6" style:family="paragraph">
      <loext:graphic-properties draw:fill="solid" draw:fill-color="#9900ff" draw:opacity="25%"/>
      <style:paragraph-properties fo:text-align="center"/>
    </style:style>
    <style:style style:name="P7" style:family="paragraph">
      <loext:graphic-properties draw:fill="solid" draw:fill-color="#0066ff" draw:opacity="25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ff6600"/>
      <style:paragraph-properties fo:text-align="center"/>
    </style:style>
    <style:style style:name="P12" style:family="paragraph">
      <loext:graphic-properties draw:fill-color="#9900ff"/>
      <style:paragraph-properties fo:text-align="center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0066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Unit" svg:width="38.58cm" svg:height="26.801cm" svg:x="9.5cm" svg:y="4.75cm">
          <draw:image xlink:href="Pictures/1000000000000925000006785E734759515F9B0D.png" xlink:type="simple" xlink:show="embed" xlink:actuate="onLoad">
            <text:p/>
          </draw:image>
        </draw:frame>
        <draw:polygon draw:style-name="gr2" draw:text-style-name="P2" draw:layer="AH_Zones" svg:width="16cm" svg:height="15.881cm" svg:x="17.45cm" svg:y="15.664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<text:p/>
        </draw:polygon>
        <draw:polygon draw:style-name="gr3" draw:text-style-name="P3" draw:layer="AH_Zones" svg:width="12.194cm" svg:height="9.903cm" svg:x="9.502cm" svg:y="21.65cm" svg:viewBox="0 0 12195 9904" draw:points="12192,9888 0,9904 1,1100 1798,1100 1798,0 7998,0 10947,2875 10031,3949 10017,8199 12195,8199">
          <text:p/>
        </draw:polygon>
        <draw:polygon draw:style-name="gr4" draw:text-style-name="P4" draw:layer="AH_Zones" svg:width="19.446cm" svg:height="16.658cm" svg:x="9.503cm" svg:y="6.091cm" svg:viewBox="0 0 19447 16659" draw:points="0,16659 27,4 19447,0 19447,1715 15228,1715 15228,5209 5229,5209 5229,9565 7997,9573 7997,15559 1797,15559 1797,16659">
          <text:p/>
        </draw:polygon>
        <draw:polygon draw:style-name="gr5" draw:text-style-name="P5" draw:layer="AH_Zones" svg:width="18.076cm" svg:height="12.91cm" svg:x="30.002cm" svg:y="4.749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<text:p/>
        </draw:polygon>
        <draw:polygon draw:style-name="gr6" draw:text-style-name="P6" draw:layer="AH_Zones" svg:width="20.6cm" svg:height="11.565cm" svg:x="18.7cm" svg:y="6.091cm" svg:viewBox="0 0 20601 11566" draw:points="20342,3909 20342,1714 18624,9 10250,0 10250,1714 6031,1715 6031,9572 0,9572 0,11564 11302,11566 11298,9549 15755,9553 15759,7567 16552,7556 17450,5822 20601,5822 20601,3909">
          <text:p/>
        </draw:polygon>
        <draw:polygon draw:style-name="gr7" draw:text-style-name="P7" draw:layer="AH_Zones" svg:width="15.621cm" svg:height="17.906cm" svg:x="30.4cm" svg:y="13.643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<text:p/>
        </draw:polygon>
        <draw:frame draw:style-name="gr8" draw:text-style-name="P8" draw:layer="PDF_Base" svg:width="56.541cm" svg:height="39.999cm" svg:x="1.27cm" svg:y="0.81cm">
          <draw:image xlink:href="">
            <text:p/>
          </draw:image>
        </draw:frame>
        <draw:frame draw:style-name="gr9" draw:text-style-name="P9" draw:layer="PDF_Base" svg:width="12.65cm" svg:height="1.85cm" svg:x="1.75cm" svg:y="1.6cm">
          <draw:text-box>
            <text:p>Level 10</text:p>
          </draw:text-box>
        </draw:frame>
        <draw:polygon draw:style-name="gr10" draw:text-style-name="P8" draw:layer="AC_Zones" svg:width="1.725cm" svg:height="5.155cm" svg:x="9.53cm" svg:y="6.095cm" svg:viewBox="0 0 1726 5156" draw:points="0,5156 0,0 1726,1711 1726,5156">
          <text:p/>
        </draw:polygon>
        <draw:polygon draw:style-name="gr10" draw:text-style-name="P8" draw:layer="AC_Zones" svg:width="5.629cm" svg:height="2.878cm" svg:x="24.731cm" svg:y="10.772cm" svg:viewBox="0 0 5630 2879" draw:points="3420,2879 5630,2878 5630,506 3922,503 3922,4 0,0 0,2544 1304,2544 1288,479 2428,473">
          <text:p/>
        </draw:polygon>
        <draw:polygon draw:style-name="gr10" draw:text-style-name="P8" draw:layer="AC_Zones" svg:width="4.97cm" svg:height="2.97cm" svg:x="24.731cm" svg:y="7.805cm" svg:viewBox="0 0 4971 2971" draw:points="4971,0 0,0 0,2971 3922,2971 3919,695 4849,196 4910,169 4971,145">
          <text:p/>
        </draw:polygon>
        <draw:polygon draw:style-name="gr10" draw:text-style-name="P8" draw:layer="AC_Zones" svg:width="10.169cm" svg:height="1.714cm" svg:x="9.53cm" svg:y="6.091cm" svg:viewBox="0 0 10170 1715" draw:points="0,0 10170,0 10170,1715 1721,1715">
          <text:p/>
        </draw:polygon>
        <draw:custom-shape draw:style-name="gr11" draw:text-style-name="P8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10" draw:text-style-name="P8" draw:layer="AC_Zones" svg:width="12.198cm" svg:height="1.699cm" svg:x="9.501cm" svg:y="29.85cm" svg:viewBox="0 0 12199 1700" draw:points="12199,1700 0,1700 1799,0 4799,0 4799,300 5699,300 5699,0 12199,0">
          <text:p/>
        </draw:polygon>
        <draw:polygon draw:style-name="gr10" draw:text-style-name="P8" draw:layer="AC_Zones" svg:width="11.754cm" svg:height="1.699cm" svg:x="21.695cm" svg:y="29.85cm" svg:viewBox="0 0 11755 1700" draw:points="11755,0 11755,1700 0,1700 5,0 1721,0 1720,600 4436,600 4436,0">
          <text:p/>
        </draw:polygon>
        <draw:polygon draw:style-name="gr10" draw:text-style-name="P8" draw:layer="AC_Zones" svg:width="10.091cm" svg:height="1.727cm" svg:x="28.95cm" svg:y="6.091cm" svg:viewBox="0 0 10092 1728" draw:points="0,0 8374,9 10092,1728 0,1715">
          <text:p/>
        </draw:polygon>
        <draw:polygon draw:style-name="gr10" draw:text-style-name="P8" draw:layer="AC_Zones" svg:width="10.754cm" svg:height="3.069cm" svg:x="37.324cm" svg:y="4.749cm" svg:viewBox="0 0 10755 3070" draw:points="1717,3070 0,1351 0,0 10755,2 8840,1711 1717,1717">
          <text:p/>
        </draw:polygon>
        <draw:polygon draw:style-name="gr10" draw:text-style-name="P8" draw:layer="AC_Zones" svg:width="2.578cm" svg:height="8.148cm" svg:x="45.5cm" svg:y="4.751cm" svg:viewBox="0 0 2579 8149" draw:points="664,1716 0,7949 1710,8149 2579,0">
          <text:p/>
        </draw:polygon>
        <draw:polygon draw:style-name="gr10" draw:text-style-name="P8" draw:layer="AC_Zones" svg:width="6.109cm" svg:height="4.849cm" svg:x="41.1cm" svg:y="12.7cm" svg:viewBox="0 0 6110 4850" draw:points="5750,1550 6110,200 4400,0 4100,950 3950,1250 3500,1750 3100,2050 750,3550 200,4100 0,4450 1800,4850 4922,2750">
          <text:p/>
        </draw:polygon>
        <draw:polygon draw:style-name="gr10" draw:text-style-name="P8" draw:layer="AC_Zones" svg:width="1.799cm" svg:height="6.599cm" svg:x="41.1cm" svg:y="17.15cm" svg:viewBox="0 0 1800 6600" draw:points="1150,1350 1150,5100 1650,5200 0,6600 0,0 1800,400 1400,650 1200,1000">
          <text:p/>
        </draw:polygon>
        <draw:custom-shape draw:style-name="gr12" draw:text-style-name="P8" draw:layer="AC_Zones" svg:width="5.14cm" svg:height="4.768cm" svg:x="24.493cm" svg:y="23.15cm">
          <text:p/>
          <draw:enhanced-geometry svg:viewBox="0 0 21600 21600" draw:type="rectangle" draw:enhanced-path="M 0 0 L 21600 0 21600 21600 0 21600 0 0 Z N"/>
        </draw:custom-shape>
        <draw:polygon draw:style-name="gr10" draw:text-style-name="P8" draw:layer="AC_Zones" svg:width="11.749cm" svg:height="1.699cm" svg:x="33.45cm" svg:y="29.85cm" svg:viewBox="0 0 11750 1700" draw:points="11750,1700 0,1700 0,0 10200,0">
          <text:p/>
        </draw:polygon>
        <draw:custom-shape draw:style-name="gr13" draw:text-style-name="P8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AC_Zones" svg:width="5.931cm" svg:height="3.483cm" svg:x="18.8cm" svg:y="7.8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AC_Zones" svg:width="1.185cm" svg:height="0.882cm" svg:x="23.415cm" svg:y="28.6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AC_Zones" svg:width="1.185cm" svg:height="0.875cm" svg:x="23.415cm" svg:y="29.5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AC_Zones" svg:width="1.535cm" svg:height="1.757cm" svg:x="24.596cm" svg:y="28.6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AC_Zones" svg:width="7.549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AC_Zones" svg:width="1.721cm" svg:height="4.149cm" svg:x="9.53cm" svg:y="11.251cm">
          <text:p/>
          <draw:enhanced-geometry svg:viewBox="0 0 21600 21600" draw:type="rectangle" draw:enhanced-path="M 0 0 L 21600 0 21600 21600 0 21600 0 0 Z N"/>
        </draw:custom-shape>
        <draw:polygon draw:style-name="gr21" draw:text-style-name="P8" draw:layer="AC_Zones" svg:width="1.798cm" svg:height="7.349cm" svg:x="9.501cm" svg:y="24.2cm" svg:viewBox="0 0 1799 7350" draw:points="0,7350 1799,5650 1799,0 0,0">
          <text:p/>
        </draw:polygon>
        <draw:polygon draw:style-name="gr21" draw:text-style-name="P8" draw:layer="AC_Zones" svg:width="1.798cm" svg:height="8.799cm" svg:x="9.501cm" svg:y="15.4cm" svg:viewBox="0 0 1799 8800" draw:points="0,8800 1799,8800 1748,0 30,0">
          <text:p/>
        </draw:polygon>
        <draw:polygon draw:style-name="gr22" draw:text-style-name="P8" draw:layer="AC_Zones" svg:width="9.163cm" svg:height="8.199cm" svg:x="11.285cm" svg:y="21.65cm" svg:viewBox="0 0 9164 8200" draw:points="6215,0 0,0 15,8200 3015,8200 3015,7050 3915,7050 3915,8200 8240,8200 8240,3928 9164,2875">
          <text:p/>
        </draw:polygon>
        <draw:polygon draw:style-name="gr22" draw:text-style-name="P8" draw:layer="AC_Zones" svg:width="6.248cm" svg:height="5.986cm" svg:x="11.251cm" svg:y="15.663cm" svg:viewBox="0 0 6249 5987" draw:points="6249,3987 6249,5987 34,5987 0,0 6248,17 6248,635 1849,637 1849,3987">
          <text:p/>
        </draw:polygon>
        <draw:polygon draw:style-name="gr22" draw:text-style-name="P8" draw:layer="AC_Zones" svg:width="1.899cm" svg:height="1.799cm" svg:x="18.7cm" svg:y="17.65cm" svg:viewBox="0 0 1900 1800" draw:points="0,0 1717,0 1717,1251 1900,1800 0,1800">
          <text:p/>
        </draw:polygon>
        <draw:polygon draw:style-name="gr22" draw:text-style-name="P8" draw:layer="AC_Zones" svg:width="6.249cm" svg:height="8.86cm" svg:x="17.5cm" svg:y="15.664cm" svg:viewBox="0 0 6250 8861" draw:points="3100,3786 1200,3786 1200,0 0,8 0,5986 2949,8861 4207,7473 6250,7486 6250,5843 3600,4318">
          <text:p/>
        </draw:polygon>
        <draw:polygon draw:style-name="gr22" draw:text-style-name="P8" draw:layer="AC_Zones" svg:width="10.874cm" svg:height="1.93cm" svg:x="19.525cm" svg:y="27.919cm" svg:viewBox="0 0 10875 1931" draw:points="0,1 0,1931 3890,1931 3890,774 6606,774 6607,1931 10875,1931 10875,0">
          <text:p/>
        </draw:polygon>
        <draw:polygon draw:style-name="gr22" draw:text-style-name="P8" draw:layer="AC_Zones" svg:width="13.449cm" svg:height="2.149cm" svg:x="30.4cm" svg:y="27.7cm" svg:viewBox="0 0 13450 2150" draw:points="0,219 0,2150 13250,2150 13450,0 10040,0 10040,218">
          <text:p/>
        </draw:polygon>
        <draw:polygon draw:style-name="gr22" draw:text-style-name="P8" draw:layer="AC_Zones" svg:width="3.809cm" svg:height="4.355cm" svg:x="40.44cm" svg:y="23.344cm" svg:viewBox="0 0 3810 4356" draw:points="0,4356 0,0 660,1 660,406 3810,956 3410,4356">
          <text:p/>
        </draw:polygon>
        <draw:polygon draw:style-name="gr22" draw:text-style-name="P8" draw:layer="AC_Zones" svg:width="5.882cm" svg:height="1.642cm" svg:x="23.75cm" svg:y="21.507cm" svg:viewBox="0 0 5883 1643" draw:points="0,0 0,1643 5883,1643 5883,143 450,143 200,93">
          <text:p/>
        </draw:polygon>
        <draw:polygon draw:style-name="gr22" draw:text-style-name="P8" draw:layer="AC_Zones" svg:width="1.949cm" svg:height="4.049cm" svg:x="43.65cm" svg:y="27.5cm" svg:viewBox="0 0 1950 4050" draw:points="250,0 0,2350 1550,4050 1950,0">
          <text:p/>
        </draw:polygon>
        <draw:polygon draw:style-name="gr22" draw:text-style-name="P8" draw:layer="AC_Zones" svg:width="2.122cm" svg:height="3.649cm" svg:x="43.9cm" svg:y="23.85cm" svg:viewBox="0 0 2123 3650" draw:points="350,450 0,3650 1700,3650 2123,0">
          <text:p/>
        </draw:polygon>
        <draw:polygon draw:style-name="gr22" draw:text-style-name="P8" draw:layer="AC_Zones" svg:width="4.921cm" svg:height="1.949cm" svg:x="41.1cm" svg:y="22.35cm" svg:viewBox="0 0 4922 1950" draw:points="0,1400 3150,1950 4922,1495 4850,1001 4600,650 4150,400 1650,0">
          <text:p/>
        </draw:polygon>
        <draw:polygon draw:style-name="gr22" draw:text-style-name="P8" draw:layer="AC_Zones" svg:width="7.121cm" svg:height="9.783cm" svg:x="39.042cm" svg:y="6.466cm" svg:viewBox="0 0 7122 9784" draw:points="7122,1 0,0 1,3534 259,3534 259,7584 2808,7584 2808,9784 5158,8284 5558,7984 6008,7484 6158,7184 6458,6234">
          <text:p/>
        </draw:polygon>
        <draw:polygon draw:style-name="gr22" draw:text-style-name="P8" draw:layer="AC_Zones" svg:width="3.198cm" svg:height="9.694cm" svg:x="38.651cm" svg:y="13.65cm" svg:viewBox="0 0 3199 9695" draw:points="2449,3500 2449,9695 0,9694 0,4000 399,4000 399,0 650,0 650,400 1449,400 1449,1950 3199,1950 3199,2600 3099,2700 2649,3150">
          <text:p/>
        </draw:polygon>
        <draw:custom-shape draw:style-name="gr23" draw:text-style-name="P8" draw:layer="AC_Zones" svg:width="1.75cm" svg:height="1.55cm" svg:x="40.1cm" svg:y="14.05cm">
          <text:p/>
          <draw:enhanced-geometry svg:viewBox="0 0 21600 21600" draw:type="rectangle" draw:enhanced-path="M 0 0 L 21600 0 21600 21600 0 21600 0 0 Z N"/>
        </draw:custom-shape>
        <draw:polygon draw:style-name="gr22" draw:text-style-name="P8" draw:layer="AC_Zones" svg:width="9.049cm" svg:height="3.999cm" svg:x="30cm" svg:y="13.65cm" svg:viewBox="0 0 9050 4000" draw:points="0,2000 0,4000 9050,4000 9050,1 4450,0 4459,2002">
          <text:p/>
        </draw:polygon>
        <draw:custom-shape draw:style-name="gr24" draw:text-style-name="P8" draw:layer="AC_Zones" svg:width="11.3cm" svg:height="2cm" svg:x="18.7cm" svg:y="15.65cm">
          <text:p/>
          <draw:enhanced-geometry svg:viewBox="0 0 21600 21600" draw:type="rectangle" draw:enhanced-path="M 0 0 L 21600 0 21600 21600 0 21600 0 0 Z N"/>
        </draw:custom-shape>
        <draw:polygon draw:style-name="gr22" draw:text-style-name="P8" draw:layer="AC_Zones" svg:width="9.349cm" svg:height="5.844cm" svg:x="29.7cm" svg:y="7.805cm" svg:viewBox="0 0 9350 5845" draw:points="0,0 3,145 200,195 655,702 661,5845 5550,5845 7273,2446 8910,2445 8911,2195 9343,2195 9350,14">
          <text:p/>
        </draw:polygon>
        <draw:polygon draw:style-name="gr22" draw:text-style-name="P8" draw:layer="AC_Zones" svg:width="6.311cm" svg:height="2.001cm" svg:x="28.151cm" svg:y="13.65cm" svg:viewBox="0 0 6312 2002" draw:points="0,1 6299,0 6312,2002 127,2002 511,1318">
          <text:p/>
        </draw:polygon>
        <draw:polyline draw:style-name="gr25" draw:text-style-name="P8" draw:layer="Walls" svg:width="1.228cm" svg:height="0.573cm" draw:transform="rotate (-0.511556003759538) translate (45.244cm 22.739cm)" svg:viewBox="0 0 1229 574" draw:points="0,0 476,0 907,185 1229,574">
          <text:p/>
        </draw:polyline>
        <draw:line draw:style-name="gr26" draw:text-style-name="P8" draw:layer="Walls" svg:x1="25.094cm" svg:y1="28.69cm" svg:x2="23.414cm" svg:y2="28.69cm">
          <text:p/>
        </draw:line>
        <draw:line draw:style-name="gr26" draw:text-style-name="P8" draw:layer="Walls" svg:x1="23.414cm" svg:y1="28.69cm" svg:x2="23.414cm" svg:y2="30.443cm">
          <text:p/>
        </draw:line>
        <draw:line draw:style-name="gr26" draw:text-style-name="P8" draw:layer="Walls" svg:x1="26.13cm" svg:y1="28.69cm" svg:x2="26.13cm" svg:y2="30.447cm">
          <text:p/>
        </draw:line>
        <draw:polygon draw:style-name="gr27" draw:text-style-name="P8" draw:layer="Walls" svg:width="0.901cm" svg:height="1.455cm" svg:x="14.296cm" svg:y="28.698cm" svg:viewBox="0 0 902 1456" draw:points="0,0 899,3 902,1456 2,1456">
          <text:p/>
        </draw:polygon>
        <draw:line draw:style-name="gr26" draw:text-style-name="P8" draw:layer="Walls" svg:x1="24.598cm" svg:y1="30.446cm" svg:x2="24.598cm" svg:y2="28.69cm">
          <text:p/>
        </draw:line>
        <draw:line draw:style-name="gr26" draw:text-style-name="P8" draw:layer="Walls" svg:x1="26.13cm" svg:y1="30.443cm" svg:x2="23.414cm" svg:y2="30.443cm">
          <text:p/>
        </draw:line>
        <draw:line draw:style-name="gr26" draw:text-style-name="P8" draw:layer="Walls" svg:x1="24.598cm" svg:y1="29.572cm" svg:x2="23.414cm" svg:y2="29.572cm">
          <text:p/>
        </draw:line>
        <draw:line draw:style-name="gr26" draw:text-style-name="P8" draw:layer="Walls" svg:x1="26.13cm" svg:y1="28.69cm" svg:x2="25.698cm" svg:y2="28.69cm">
          <text:p/>
        </draw:line>
        <draw:line draw:style-name="gr26" draw:text-style-name="P8" draw:layer="Walls" svg:x1="17.494cm" svg:y1="15.66cm" svg:x2="13.087cm" svg:y2="15.66cm">
          <text:p/>
        </draw:line>
        <draw:line draw:style-name="gr26" draw:text-style-name="P8" draw:layer="Walls" svg:x1="18.671cm" svg:y1="15.66cm" svg:x2="17.494cm" svg:y2="15.66cm">
          <text:p/>
        </draw:line>
        <draw:line draw:style-name="gr26" draw:text-style-name="P8" draw:layer="Walls" svg:x1="18.671cm" svg:y1="15.66cm" svg:x2="28.298cm" svg:y2="15.66cm">
          <text:p/>
        </draw:line>
        <draw:line draw:style-name="gr26" draw:text-style-name="P8" draw:layer="Walls" svg:x1="28.659cm" svg:y1="14.964cm" svg:x2="28.149cm" svg:y2="13.647cm">
          <text:p/>
        </draw:line>
        <draw:line draw:style-name="gr26" draw:text-style-name="P8" draw:layer="Walls" svg:x1="28.259cm" svg:y1="15.656cm" svg:x2="28.659cm" svg:y2="14.964cm">
          <text:p/>
        </draw:line>
        <draw:line draw:style-name="gr26" draw:text-style-name="P8" draw:layer="Walls" svg:x1="30.36cm" svg:y1="11.275cm" svg:x2="28.652cm" svg:y2="11.272cm">
          <text:p/>
        </draw:line>
        <draw:line draw:style-name="gr26" draw:text-style-name="P8" draw:layer="Walls" svg:x1="28.652cm" svg:y1="11.272cm" svg:x2="28.652cm" svg:y2="10.773cm">
          <text:p/>
        </draw:line>
        <draw:line draw:style-name="gr26" draw:text-style-name="P8" draw:layer="Walls" svg:x1="24.73cm" svg:y1="13.313cm" svg:x2="26.034cm" svg:y2="13.313cm">
          <text:p/>
        </draw:line>
        <draw:line draw:style-name="gr26" draw:text-style-name="P8" draw:layer="Walls" svg:x1="26.034cm" svg:y1="13.313cm" svg:x2="26.018cm" svg:y2="11.248cm">
          <text:p/>
        </draw:line>
        <draw:line draw:style-name="gr26" draw:text-style-name="P8" draw:layer="Walls" svg:x1="26.018cm" svg:y1="11.248cm" svg:x2="27.158cm" svg:y2="11.242cm">
          <text:p/>
        </draw:line>
        <draw:line draw:style-name="gr26" draw:text-style-name="P8" draw:layer="Walls" svg:x1="27.158cm" svg:y1="11.242cm" svg:x2="28.149cm" svg:y2="13.647cm">
          <text:p/>
        </draw:line>
        <draw:line draw:style-name="gr26" draw:text-style-name="P8" draw:layer="Walls" svg:x1="28.652cm" svg:y1="10.773cm" svg:x2="28.649cm" svg:y2="8.497cm">
          <text:p/>
        </draw:line>
        <draw:line draw:style-name="gr26" draw:text-style-name="P8" draw:layer="Walls" svg:x1="29.548cm" svg:y1="9.685cm" svg:x2="29.548cm" svg:y2="8.502cm">
          <text:p/>
        </draw:line>
        <draw:line draw:style-name="gr26" draw:text-style-name="P8" draw:layer="Walls" svg:x1="28.652cm" svg:y1="8.502cm" svg:x2="29.64cm" svg:y2="7.971cm">
          <text:p/>
        </draw:line>
        <draw:line draw:style-name="gr26" draw:text-style-name="P8" draw:layer="Walls" svg:x1="29.64cm" svg:y1="7.971cm" svg:x2="29.701cm" svg:y2="7.947cm">
          <text:p/>
        </draw:line>
        <draw:line draw:style-name="gr26" draw:text-style-name="P8" draw:layer="Walls" svg:x1="39.302cm" svg:y1="13.647cm" svg:x2="38.901cm" svg:y2="13.647cm">
          <text:p/>
        </draw:line>
        <draw:line draw:style-name="gr26" draw:text-style-name="P8" draw:layer="Walls" svg:x1="35.251cm" svg:y1="13.647cm" svg:x2="36.973cm" svg:y2="10.252cm">
          <text:p/>
        </draw:line>
        <draw:line draw:style-name="gr26" draw:text-style-name="P8" draw:layer="Walls" svg:x1="36.973cm" svg:y1="10.252cm" svg:x2="38.611cm" svg:y2="10.247cm">
          <text:p/>
        </draw:line>
        <draw:line draw:style-name="gr26" draw:text-style-name="P8" draw:layer="Walls" svg:x1="38.611cm" svg:y1="10.247cm" svg:x2="38.611cm" svg:y2="9.997cm">
          <text:p/>
        </draw:line>
        <draw:line draw:style-name="gr26" draw:text-style-name="P8" draw:layer="Walls" svg:x1="38.611cm" svg:y1="9.997cm" svg:x2="39.043cm" svg:y2="9.997cm">
          <text:p/>
        </draw:line>
        <draw:line draw:style-name="gr26" draw:text-style-name="P8" draw:layer="Walls" svg:x1="29.699cm" svg:y1="7.947cm" svg:x2="29.796cm" svg:y2="7.98cm">
          <text:p/>
        </draw:line>
        <draw:line draw:style-name="gr26" draw:text-style-name="P8" draw:layer="Walls" svg:x1="29.796cm" svg:y1="7.98cm" svg:x2="29.87cm" svg:y2="8.027cm">
          <text:p/>
        </draw:line>
        <draw:line draw:style-name="gr26" draw:text-style-name="P8" draw:layer="Walls" svg:x1="29.87cm" svg:y1="8.027cm" svg:x2="29.922cm" svg:y2="8.066cm">
          <text:p/>
        </draw:line>
        <draw:line draw:style-name="gr26" draw:text-style-name="P8" draw:layer="Walls" svg:x1="29.922cm" svg:y1="8.066cm" svg:x2="29.948cm" svg:y2="8.075cm">
          <text:p/>
        </draw:line>
        <draw:line draw:style-name="gr26" draw:text-style-name="P8" draw:layer="Walls" svg:x1="29.948cm" svg:y1="8.075cm" svg:x2="30.354cm" svg:y2="8.503cm">
          <text:p/>
        </draw:line>
        <draw:line draw:style-name="gr26" draw:text-style-name="P8" draw:layer="Walls" svg:x1="39.043cm" svg:y1="9.997cm" svg:x2="39.302cm" svg:y2="9.997cm">
          <text:p/>
        </draw:line>
        <draw:line draw:style-name="gr26" draw:text-style-name="P8" draw:layer="Walls" svg:x1="35.251cm" svg:y1="13.647cm" svg:x2="38.901cm" svg:y2="13.647cm">
          <text:p/>
        </draw:line>
        <draw:rect draw:style-name="gr28" draw:text-style-name="P8" draw:layer="Walls" svg:width="1.643cm" svg:height="1.028cm" svg:x="13.087cm" svg:y="11.285cm">
          <text:p/>
        </draw:rect>
        <draw:rect draw:style-name="gr29" draw:text-style-name="P8" draw:layer="Walls" svg:width="1.643cm" svg:height="1.031cm" svg:x="13.087cm" svg:y="14.628cm">
          <text:p/>
        </draw:rect>
        <draw:rect draw:style-name="gr30" draw:text-style-name="P8" draw:layer="Walls" svg:width="9.999cm" svg:height="4.375cm" svg:x="14.73cm" svg:y="11.284cm">
          <text:p/>
        </draw:rect>
        <draw:rect draw:style-name="gr31" draw:text-style-name="P8" draw:layer="Walls" svg:width="1.624cm" svg:height="2.349cm" svg:x="24.73cm" svg:y="13.31cm">
          <text:p/>
        </draw:rect>
        <draw:line draw:style-name="gr26" draw:text-style-name="P8" draw:layer="Walls" svg:x1="27.17cm" svg:y1="11.242cm" svg:x2="26.018cm" svg:y2="11.242cm">
          <text:p/>
        </draw:line>
        <draw:line draw:style-name="gr26" draw:text-style-name="P8" draw:layer="Walls" svg:x1="26.018cm" svg:y1="11.242cm" svg:x2="26.034cm" svg:y2="13.311cm">
          <text:p/>
        </draw:line>
        <draw:line draw:style-name="gr26" draw:text-style-name="P8" draw:layer="Walls" svg:x1="26.034cm" svg:y1="13.311cm" svg:x2="27.999cm" svg:y2="13.311cm">
          <text:p/>
        </draw:line>
        <draw:line draw:style-name="gr26" draw:text-style-name="P8" draw:layer="Walls" svg:x1="27.999cm" svg:y1="13.311cm" svg:x2="27.17cm" svg:y2="11.242cm">
          <text:p/>
        </draw:line>
        <draw:line draw:style-name="gr26" draw:text-style-name="P8" draw:layer="Walls" svg:x1="27.999cm" svg:y1="13.311cm" svg:x2="26.355cm" svg:y2="13.311cm">
          <text:p/>
        </draw:line>
        <draw:line draw:style-name="gr26" draw:text-style-name="P8" draw:layer="Walls" svg:x1="26.355cm" svg:y1="13.311cm" svg:x2="26.355cm" svg:y2="15.66cm">
          <text:p/>
        </draw:line>
        <draw:line draw:style-name="gr26" draw:text-style-name="P8" draw:layer="Walls" svg:x1="26.355cm" svg:y1="15.66cm" svg:x2="28.258cm" svg:y2="15.66cm">
          <text:p/>
        </draw:line>
        <draw:line draw:style-name="gr26" draw:text-style-name="P8" draw:layer="Walls" svg:x1="28.258cm" svg:y1="15.66cm" svg:x2="28.66cm" svg:y2="14.964cm">
          <text:p/>
        </draw:line>
        <draw:line draw:style-name="gr26" draw:text-style-name="P8" draw:layer="Walls" svg:x1="28.66cm" svg:y1="14.964cm" svg:x2="27.999cm" svg:y2="13.311cm">
          <text:p/>
        </draw:line>
        <draw:line draw:style-name="gr26" draw:text-style-name="P8" draw:layer="Walls" svg:x1="35.251cm" svg:y1="13.647cm" svg:x2="39.302cm" svg:y2="13.647cm">
          <text:p/>
        </draw:line>
        <draw:line draw:style-name="gr26" draw:text-style-name="P8" draw:layer="Walls" svg:x1="39.302cm" svg:y1="13.647cm" svg:x2="39.302cm" svg:y2="11.91cm">
          <text:p/>
        </draw:line>
        <draw:line draw:style-name="gr26" draw:text-style-name="P8" draw:layer="Walls" svg:x1="39.302cm" svg:y1="11.91cm" svg:x2="36.151cm" svg:y2="11.91cm">
          <text:p/>
        </draw:line>
        <draw:line draw:style-name="gr26" draw:text-style-name="P8" draw:layer="Walls" svg:x1="36.151cm" svg:y1="11.91cm" svg:x2="39.302cm" svg:y2="11.91cm">
          <text:p/>
        </draw:line>
        <draw:line draw:style-name="gr26" draw:text-style-name="P8" draw:layer="Walls" svg:x1="39.302cm" svg:y1="11.91cm" svg:x2="39.302cm" svg:y2="9.997cm">
          <text:p/>
        </draw:line>
        <draw:line draw:style-name="gr26" draw:text-style-name="P8" draw:layer="Walls" svg:x1="39.302cm" svg:y1="9.997cm" svg:x2="38.611cm" svg:y2="9.997cm">
          <text:p/>
        </draw:line>
        <draw:line draw:style-name="gr26" draw:text-style-name="P8" draw:layer="Walls" svg:x1="38.611cm" svg:y1="9.997cm" svg:x2="38.611cm" svg:y2="10.247cm">
          <text:p/>
        </draw:line>
        <draw:line draw:style-name="gr26" draw:text-style-name="P8" draw:layer="Walls" svg:x1="38.611cm" svg:y1="10.247cm" svg:x2="36.973cm" svg:y2="10.252cm">
          <text:p/>
        </draw:line>
        <draw:line draw:style-name="gr26" draw:text-style-name="P8" draw:layer="Walls" svg:x1="36.973cm" svg:y1="10.252cm" svg:x2="36.151cm" svg:y2="11.91cm">
          <text:p/>
        </draw:line>
        <draw:line draw:style-name="gr25" draw:text-style-name="P8" draw:layer="Walls" svg:x1="22.998cm" svg:y1="14.396cm" svg:x2="22.498cm" svg:y2="14.396cm">
          <text:p/>
        </draw:line>
        <draw:line draw:style-name="gr25" draw:text-style-name="P8" draw:layer="Walls" svg:x1="16.448cm" svg:y1="11.284cm" svg:x2="16.448cm" svg:y2="15.66cm">
          <text:p/>
        </draw:line>
        <draw:line draw:style-name="gr25" draw:text-style-name="P8" draw:layer="Walls" svg:x1="17.898cm" svg:y1="11.284cm" svg:x2="17.898cm" svg:y2="15.659cm">
          <text:p/>
        </draw:line>
        <draw:line draw:style-name="gr25" draw:text-style-name="P8" draw:layer="Walls" svg:x1="17.898cm" svg:y1="13.396cm" svg:x2="17.548cm" svg:y2="13.396cm">
          <text:p/>
        </draw:line>
        <draw:line draw:style-name="gr25" draw:text-style-name="P8" draw:layer="Walls" svg:x1="16.798cm" svg:y1="13.396cm" svg:x2="16.448cm" svg:y2="13.396cm">
          <text:p/>
        </draw:line>
        <draw:line draw:style-name="gr25" draw:text-style-name="P8" draw:layer="Walls" svg:x1="14.73cm" svg:y1="12.046cm" svg:x2="17.898cm" svg:y2="12.046cm">
          <text:p/>
        </draw:line>
        <draw:line draw:style-name="gr25" draw:text-style-name="P8" draw:layer="Walls" svg:x1="24.73cm" svg:y1="12.046cm" svg:x2="22.499cm" svg:y2="12.046cm">
          <text:p/>
        </draw:line>
        <draw:line draw:style-name="gr25" draw:text-style-name="P8" draw:layer="Walls" svg:x1="22.998cm" svg:y1="11.284cm" svg:x2="22.998cm" svg:y2="15.659cm">
          <text:p/>
        </draw:line>
        <draw:line draw:style-name="gr25" draw:text-style-name="P8" draw:layer="Walls" svg:x1="20.198cm" svg:y1="11.285cm" svg:x2="20.198cm" svg:y2="13.281cm">
          <text:p/>
        </draw:line>
        <draw:polygon draw:style-name="gr27" draw:text-style-name="P8" draw:layer="Walls" svg:width="0.899cm" svg:height="1.749cm" draw:transform="rotate (-3.14159265358979) translate (42.598cm 9.646cm)" svg:viewBox="0 0 900 1750" draw:points="0,0 900,0 900,1250 550,1700 450,1750 400,1750 350,1700 0,1250">
          <text:p/>
        </draw:polygon>
        <draw:rect draw:style-name="gr29" draw:text-style-name="P8" draw:layer="Walls" svg:width="1.643cm" svg:height="2.315cm" svg:x="13.088cm" svg:y="12.314cm">
          <text:p/>
        </draw:rect>
        <draw:line draw:style-name="gr25" draw:text-style-name="P8" draw:layer="Walls" svg:x1="15.548cm" svg:y1="11.284cm" svg:x2="15.548cm" svg:y2="12.046cm">
          <text:p/>
        </draw:line>
        <draw:line draw:style-name="gr26" draw:text-style-name="P8" draw:layer="Walls" svg:x1="30.359cm" svg:y1="10.135cm" svg:x2="30.359cm" svg:y2="8.502cm">
          <text:p/>
        </draw:line>
        <draw:line draw:style-name="gr26" draw:text-style-name="P8" draw:layer="Walls" svg:x1="30.359cm" svg:y1="11.279cm" svg:x2="30.359cm" svg:y2="10.768cm">
          <text:p/>
        </draw:line>
        <draw:line draw:style-name="gr26" draw:text-style-name="P8" draw:layer="Walls" svg:x1="30.36cm" svg:y1="9.685cm" svg:x2="28.652cm" svg:y2="9.682cm">
          <text:p/>
        </draw:line>
        <draw:line draw:style-name="gr26" draw:text-style-name="P8" draw:layer="Walls" svg:x1="30.36cm" svg:y1="8.513cm" svg:x2="28.652cm" svg:y2="8.51cm">
          <text:p/>
        </draw:line>
        <draw:line draw:style-name="gr25" draw:text-style-name="P8" draw:layer="Walls" svg:x1="41.698cm" svg:y1="8.506cm" svg:x2="42.598cm" svg:y2="8.506cm">
          <text:p/>
        </draw:line>
        <draw:line draw:style-name="gr32" draw:text-style-name="P8" draw:layer="Walls" svg:x1="41.698cm" svg:y1="8.506cm" svg:x2="42.598cm" svg:y2="8.506cm">
          <text:p/>
        </draw:line>
        <draw:line draw:style-name="gr26" draw:text-style-name="P8" draw:layer="Walls" svg:x1="9.501cm" svg:y1="24.201cm" svg:x2="9.501cm" svg:y2="33.351cm">
          <text:p/>
        </draw:line>
        <draw:line draw:style-name="gr26" draw:text-style-name="P8" draw:layer="Walls" svg:x1="9.501cm" svg:y1="24.201cm" svg:x2="9.531cm" svg:y2="15.65cm">
          <text:p/>
        </draw:line>
        <draw:line draw:style-name="gr26" draw:text-style-name="P8" draw:layer="Walls" svg:x1="9.531cm" svg:y1="15.65cm" svg:x2="9.531cm" svg:y2="6.096cm">
          <text:p/>
        </draw:line>
        <draw:line draw:style-name="gr26" draw:text-style-name="P8" draw:layer="Walls" svg:x1="9.531cm" svg:y1="6.092cm" svg:x2="19.701cm" svg:y2="6.092cm">
          <text:p/>
        </draw:line>
        <draw:line draw:style-name="gr26" draw:text-style-name="P8" draw:layer="Walls" svg:x1="21.69cm" svg:y1="33.336cm" svg:x2="9.501cm" svg:y2="33.336cm">
          <text:p/>
        </draw:line>
        <draw:line draw:style-name="gr26" draw:text-style-name="P8" draw:layer="Walls" svg:x1="33.001cm" svg:y1="33.341cm" svg:x2="21.69cm" svg:y2="33.341cm">
          <text:p/>
        </draw:line>
        <draw:line draw:style-name="gr26" draw:text-style-name="P8" draw:layer="Walls" svg:x1="19.7cm" svg:y1="6.083cm" svg:x2="37.325cm" svg:y2="6.101cm">
          <text:p/>
        </draw:line>
        <draw:line draw:style-name="gr26" draw:text-style-name="P8" draw:layer="Walls" svg:x1="37.325cm" svg:y1="6.101cm" svg:x2="37.325cm" svg:y2="4.75cm">
          <text:p/>
        </draw:line>
        <draw:line draw:style-name="gr26" draw:text-style-name="P8" draw:layer="Walls" svg:x1="37.325cm" svg:y1="4.75cm" svg:x2="48.08cm" svg:y2="4.752cm">
          <text:p/>
        </draw:line>
        <draw:line draw:style-name="gr26" draw:text-style-name="P8" draw:layer="Walls" svg:x1="47.21cm" svg:y1="12.9cm" svg:x2="48.08cm" svg:y2="4.752cm">
          <text:p/>
        </draw:line>
        <draw:line draw:style-name="gr26" draw:text-style-name="P8" draw:layer="Walls" svg:x1="45.012cm" svg:y1="33.341cm" svg:x2="46.031cm" svg:y2="23.823cm">
          <text:p/>
        </draw:line>
        <draw:line draw:style-name="gr26" draw:text-style-name="P8" draw:layer="Walls" svg:x1="45.012cm" svg:y1="33.341cm" svg:x2="33.001cm" svg:y2="33.341cm">
          <text:p/>
        </draw:line>
        <draw:polyline draw:style-name="gr33" draw:text-style-name="P8" draw:layer="Walls" svg:width="10.32cm" svg:height="4.02cm" draw:transform="rotate (-1.83137398411765) translate (47.8260715975053cm 13.0642694376623cm)" svg:viewBox="0 0 10321 4021" draw:points="0,638 1397,638 2770,1129 5603,3603 5933,3897 6306,4021 6781,3962 10321,3014 10022,0">
          <text:p/>
        </draw:polyline>
        <draw:g>
          <draw:line draw:style-name="gr26" draw:text-style-name="P8" draw:layer="Walls" svg:x1="23.75cm" svg:y1="21.507cm" svg:x2="21.06cm" svg:y2="19.982cm">
            <text:p/>
          </draw:line>
          <draw:line draw:style-name="gr26" draw:text-style-name="P8" draw:layer="Walls" svg:x1="21.06cm" svg:y1="19.982cm" svg:x2="20.775cm" svg:y2="19.67cm">
            <text:p/>
          </draw:line>
          <draw:line draw:style-name="gr26" draw:text-style-name="P8" draw:layer="Walls" svg:x1="20.775cm" svg:y1="19.67cm" svg:x2="20.532cm" svg:y2="19.282cm">
            <text:p/>
          </draw:line>
          <draw:line draw:style-name="gr26" draw:text-style-name="P8" draw:layer="Walls" svg:x1="20.532cm" svg:y1="19.282cm" svg:x2="20.417cm" svg:y2="18.901cm">
            <text:p/>
          </draw:line>
          <draw:line draw:style-name="gr26" draw:text-style-name="P8" draw:layer="Walls" svg:x1="20.417cm" svg:y1="18.901cm" svg:x2="20.417cm" svg:y2="18.45cm">
            <text:p/>
          </draw:line>
          <draw:line draw:style-name="gr26" draw:text-style-name="P8" draw:layer="Walls" svg:x1="20.417cm" svg:y1="18.45cm" svg:x2="20.417cm" svg:y2="17.656cm">
            <text:p/>
          </draw:line>
          <draw:line draw:style-name="gr26" draw:text-style-name="P8" draw:layer="Walls" svg:x1="30.015cm" svg:y1="17.656cm" svg:x2="20.417cm" svg:y2="17.656cm">
            <text:p/>
          </draw:line>
          <draw:line draw:style-name="gr26" draw:text-style-name="P8" draw:layer="Walls" svg:x1="19.526cm" svg:y1="25.578cm" svg:x2="19.526cm" svg:y2="27.92cm">
            <text:p/>
          </draw:line>
          <draw:line draw:style-name="gr26" draw:text-style-name="P8" draw:layer="Walls" svg:x1="19.526cm" svg:y1="27.92cm" svg:x2="24.545cm" svg:y2="27.919cm">
            <text:p/>
          </draw:line>
          <draw:line draw:style-name="gr26" draw:text-style-name="P8" draw:layer="Walls" svg:x1="20.45cm" svg:y1="24.525cm" svg:x2="19.526cm" svg:y2="25.578cm">
            <text:p/>
          </draw:line>
          <draw:line draw:style-name="gr26" draw:text-style-name="P8" draw:layer="Walls" svg:x1="38.651cm" svg:y1="17.64cm" svg:x2="38.651cm" svg:y2="21.8cm">
            <text:p/>
          </draw:line>
          <draw:line draw:style-name="gr26" draw:text-style-name="P8" draw:layer="Walls" svg:x1="23.75cm" svg:y1="21.507cm" svg:x2="24.269cm" svg:y2="21.686cm">
            <text:p/>
          </draw:line>
          <draw:line draw:style-name="gr26" draw:text-style-name="P8" draw:layer="Walls" svg:x1="24.269cm" svg:y1="21.686cm" svg:x2="29.634cm" svg:y2="21.684cm">
            <text:p/>
          </draw:line>
          <draw:line draw:style-name="gr26" draw:text-style-name="P8" draw:layer="Walls" svg:x1="38.651cm" svg:y1="21.8cm" svg:x2="29.634cm" svg:y2="21.8cm">
            <text:p/>
          </draw:line>
          <draw:line draw:style-name="gr26" draw:text-style-name="P8" draw:layer="Walls" svg:x1="38.651cm" svg:y1="17.649cm" svg:x2="30.015cm" svg:y2="17.656cm">
            <text:p/>
          </draw:line>
          <draw:rect draw:style-name="gr34" draw:text-style-name="P8" draw:layer="Walls" svg:width="1.675cm" svg:height="2.342cm" svg:x="19.525cm" svg:y="25.578cm">
            <text:p/>
          </draw:rect>
          <draw:rect draw:style-name="gr35" draw:text-style-name="P8" draw:layer="Walls" svg:width="1.616cm" svg:height="2.35cm" svg:x="21.201cm" svg:y="25.578cm">
            <text:p/>
          </draw:rect>
          <draw:rect draw:style-name="gr36" draw:text-style-name="P8" draw:layer="Walls" svg:width="1.677cm" svg:height="2.341cm" svg:x="22.816cm" svg:y="25.577cm">
            <text:p/>
          </draw:rect>
          <draw:rect draw:style-name="gr37" draw:text-style-name="P8" draw:layer="Walls" svg:width="2.437cm" svg:height="2.44cm" svg:x="22.056cm" svg:y="23.137cm">
            <text:p/>
          </draw:rect>
          <draw:line draw:style-name="gr26" draw:text-style-name="P8" draw:layer="Walls" svg:x1="21.702cm" svg:y1="23.141cm" svg:x2="22.052cm" svg:y2="23.141cm">
            <text:p/>
          </draw:line>
          <draw:line draw:style-name="gr26" draw:text-style-name="P8" draw:layer="Walls" svg:x1="22.057cm" svg:y1="23.241cm" svg:x2="22.057cm" svg:y2="25.578cm">
            <text:p/>
          </draw:line>
          <draw:line draw:style-name="gr26" draw:text-style-name="P8" draw:layer="Walls" svg:x1="22.057cm" svg:y1="25.578cm" svg:x2="19.534cm" svg:y2="25.578cm">
            <text:p/>
          </draw:line>
          <draw:line draw:style-name="gr26" draw:text-style-name="P8" draw:layer="Walls" svg:x1="19.534cm" svg:y1="25.578cm" svg:x2="20.45cm" svg:y2="24.525cm">
            <text:p/>
          </draw:line>
          <draw:line draw:style-name="gr26" draw:text-style-name="P8" draw:layer="Walls" svg:x1="20.45cm" svg:y1="24.525cm" svg:x2="21.715cm" svg:y2="23.128cm">
            <text:p/>
          </draw:line>
          <draw:line draw:style-name="gr26" draw:text-style-name="P8" draw:layer="Walls" svg:x1="29.634cm" svg:y1="21.684cm" svg:x2="29.634cm" svg:y2="21.8cm">
            <text:p/>
          </draw:line>
          <draw:g>
            <draw:rect draw:style-name="gr38" draw:text-style-name="P8" draw:layer="Walls" svg:width="2.043cm" svg:height="1.689cm" svg:x="13.088cm" svg:y="16.303cm">
              <text:p/>
            </draw:rect>
            <draw:rect draw:style-name="gr38" draw:text-style-name="P8" draw:layer="Walls" svg:width="2.048cm" svg:height="1.658cm" svg:x="13.088cm" svg:y="17.992cm">
              <text:p/>
            </draw:rect>
          </draw:g>
          <draw:custom-shape draw:style-name="gr39" draw:text-style-name="P8" draw:layer="Walls" svg:width="2.437cm" svg:height="2.427cm" svg:x="22.056cm" svg:y="23.15cm">
            <text:p/>
            <draw:enhanced-geometry svg:viewBox="0 0 21600 21600" draw:type="rectangle" draw:enhanced-path="M 0 0 L 21600 0 21600 21600 0 21600 0 0 Z N"/>
          </draw:custom-shape>
          <draw:polygon draw:style-name="gr40" draw:text-style-name="P8" draw:layer="Walls" svg:width="2.522cm" svg:height="2.443cm" svg:x="19.533cm" svg:y="23.133cm" svg:viewBox="0 0 2523 2444" draw:points="2182,0 2523,17 2523,2444 0,2444 916,1391">
            <text:p/>
          </draw:polygon>
          <draw:custom-shape draw:style-name="gr41" draw:text-style-name="P8" draw:layer="Walls" svg:width="2.375cm" svg:height="1.702cm" svg:x="15.127cm" svg:y="16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8" draw:layer="Walls" svg:width="2.373cm" svg:height="1.65cm" svg:x="15.127cm" svg:y="1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3" draw:text-style-name="P8" draw:layer="Walls" svg:width="2.027cm" svg:height="1.7cm" svg:x="13.1cm" svg:y="16.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8" draw:layer="Walls" svg:width="2.027cm" svg:height="1.65cm" svg:x="13.1cm" svg:y="1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45" draw:text-style-name="P8" draw:layer="Walls" svg:width="1.649cm" svg:height="2.342cm" svg:x="21.201cm" svg:y="25.57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8" draw:layer="Walls" svg:width="1.643cm" svg:height="2.343cm" svg:x="22.85cm" svg:y="25.57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8" draw:layer="Walls" svg:width="1.674cm" svg:height="2.341cm" svg:x="19.526cm" svg:y="25.578cm">
            <text:p/>
            <draw:enhanced-geometry svg:viewBox="0 0 21600 21600" draw:type="rectangle" draw:enhanced-path="M 0 0 L 21600 0 21600 21600 0 21600 0 0 Z N"/>
          </draw:custom-shape>
          <draw:g>
            <draw:rect draw:style-name="gr38" draw:text-style-name="P8" draw:layer="Walls" svg:width="2.344cm" svg:height="1.689cm" svg:x="15.142cm" svg:y="16.304cm">
              <text:p/>
            </draw:rect>
            <draw:rect draw:style-name="gr38" draw:text-style-name="P8" draw:layer="Walls" svg:width="2.35cm" svg:height="1.658cm" svg:x="15.136cm" svg:y="17.993cm">
              <text:p/>
            </draw:rect>
          </draw:g>
        </draw:g>
        <draw:line draw:style-name="gr26" draw:text-style-name="P8" draw:layer="Walls" svg:x1="40.44cm" svg:y1="26.173cm" svg:x2="40.44cm" svg:y2="23.346cm">
          <text:p/>
        </draw:line>
        <draw:rect draw:style-name="gr48" draw:text-style-name="P8" draw:layer="Walls" svg:width="8.717cm" svg:height="4.574cm" svg:x="29.634cm" svg:y="23.345cm">
          <text:p/>
        </draw:rect>
        <draw:rect draw:style-name="gr49" draw:text-style-name="P8" draw:layer="Walls" svg:width="2.089cm" svg:height="1.745cm" svg:x="38.351cm" svg:y="26.173cm">
          <text:p/>
        </draw:rect>
        <draw:line draw:style-name="gr25" draw:text-style-name="P8" draw:layer="Walls" svg:x1="30.101cm" svg:y1="23.45cm" svg:x2="29.751cm" svg:y2="23.45cm">
          <text:p/>
        </draw:line>
        <draw:line draw:style-name="gr25" draw:text-style-name="P8" draw:layer="Walls" svg:x1="32.451cm" svg:y1="24.3cm" svg:x2="35.501cm" svg:y2="24.3cm">
          <text:p/>
        </draw:line>
        <draw:line draw:style-name="gr25" draw:text-style-name="P8" draw:layer="Walls" svg:x1="30.901cm" svg:y1="25.15cm" svg:x2="37.201cm" svg:y2="25.15cm">
          <text:p/>
        </draw:line>
        <draw:line draw:style-name="gr25" draw:text-style-name="P8" draw:layer="Walls" svg:x1="29.751cm" svg:y1="27.919cm" svg:x2="29.751cm" svg:y2="23.45cm">
          <text:p/>
        </draw:line>
        <draw:line draw:style-name="gr25" draw:text-style-name="P8" draw:layer="Walls" svg:x1="29.751cm" svg:y1="27.15cm" svg:x2="37.001cm" svg:y2="27.15cm">
          <text:p/>
        </draw:line>
        <draw:line draw:style-name="gr25" draw:text-style-name="P8" draw:layer="Walls" svg:x1="34.751cm" svg:y1="27.919cm" svg:x2="34.751cm" svg:y2="25.15cm">
          <text:p/>
        </draw:line>
        <draw:line draw:style-name="gr25" draw:text-style-name="P8" draw:layer="Walls" svg:x1="31.301cm" svg:y1="23.45cm" svg:x2="31.301cm" svg:y2="24.45cm">
          <text:p/>
        </draw:line>
        <draw:line draw:style-name="gr25" draw:text-style-name="P8" draw:layer="Walls" svg:x1="30.101cm" svg:y1="25.15cm" svg:x2="29.751cm" svg:y2="25.15cm">
          <text:p/>
        </draw:line>
        <draw:line draw:style-name="gr25" draw:text-style-name="P8" draw:layer="Walls" svg:x1="38.351cm" svg:y1="23.45cm" svg:x2="38.001cm" svg:y2="23.45cm">
          <text:p/>
        </draw:line>
        <draw:line draw:style-name="gr25" draw:text-style-name="P8" draw:layer="Walls" svg:x1="38.351cm" svg:y1="25.15cm" svg:x2="38.001cm" svg:y2="25.15cm">
          <text:p/>
        </draw:line>
        <draw:line draw:style-name="gr25" draw:text-style-name="P8" draw:layer="Walls" svg:x1="30.751cm" svg:y1="23.45cm" svg:x2="37.301cm" svg:y2="23.45cm">
          <text:p/>
        </draw:line>
        <draw:line draw:style-name="gr25" draw:text-style-name="P8" draw:layer="Walls" svg:x1="36.651cm" svg:y1="23.45cm" svg:x2="36.651cm" svg:y2="24.45cm">
          <text:p/>
        </draw:line>
        <draw:line draw:style-name="gr26" draw:text-style-name="P8" draw:layer="Walls" svg:x1="38.352cm" svg:y1="23.345cm" svg:x2="40.441cm" svg:y2="23.345cm">
          <text:p/>
        </draw:line>
        <draw:custom-shape draw:style-name="gr50" draw:text-style-name="P10" draw:layer="Unit" svg:width="1.434cm" svg:height="0.23cm" svg:x="14.018cm" svg:y="9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Unit" svg:width="1.434cm" svg:height="0.23cm" svg:x="11.894cm" svg:y="9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Unit" svg:width="1.434cm" svg:height="0.23cm" svg:x="16.514cm" svg:y="8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Unit" svg:width="1.434cm" svg:height="0.23cm" svg:x="16.514cm" svg:y="9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Unit" svg:width="1.434cm" svg:height="0.23cm" svg:x="19.032cm" svg:y="9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draw:layer="Unit" svg:width="1.227cm" svg:height="0.23cm" svg:x="11.914cm" svg:y="7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draw:layer="Unit" svg:width="1.227cm" svg:height="0.23cm" svg:x="14.77cm" svg:y="7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draw:layer="Unit" svg:width="1.227cm" svg:height="0.23cm" svg:x="17.612cm" svg:y="7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Unit" svg:width="0.862cm" svg:height="0.23cm" svg:x="21.737cm" svg:y="7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Unit" svg:width="0.862cm" svg:height="0.23cm" svg:x="21.466cm" svg:y="9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Unit" svg:width="0.862cm" svg:height="0.23cm" draw:transform="rotate (1.5707963267949) translate (11.26cm 8.8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Unit" svg:width="0.862cm" svg:height="0.23cm" draw:transform="rotate (1.5707963267949) translate (11.26cm 10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Unit" svg:width="0.862cm" svg:height="0.23cm" draw:transform="rotate (1.5707963267949) translate (14.021cm 13.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Unit" svg:width="1.434cm" svg:height="0.23cm" draw:transform="rotate (1.5707963267949) translate (12.598cm 12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Unit" svg:width="1.434cm" svg:height="0.23cm" draw:transform="rotate (1.5707963267949) translate (12.598cm 15.3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Unit" svg:width="1.173cm" svg:height="0.23cm" draw:transform="rotate (1.5707963267949) translate (11.174cm 13.8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Unit" svg:width="0.862cm" svg:height="0.23cm" svg:x="15.943cm" svg:y="1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Unit" svg:width="0.862cm" svg:height="0.23cm" svg:x="13.636cm" svg:y="1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Unit" svg:width="0.862cm" svg:height="0.23cm" svg:x="15.943cm" svg:y="18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Unit" svg:width="0.862cm" svg:height="0.23cm" svg:x="13.636cm" svg:y="18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Unit" svg:width="0.862cm" svg:height="0.23cm" svg:x="16.515cm" svg:y="29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Unit" svg:width="0.862cm" svg:height="0.23cm" svg:x="18.725cm" svg:y="16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Unit" svg:width="0.862cm" svg:height="0.23cm" svg:x="20.455cm" svg:y="16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3" draw:layer="Unit" svg:width="1.434cm" svg:height="0.23cm" draw:transform="rotate (1.5707963267949) translate (18.29cm 19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28.991cm" svg:y="12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31.854cm" svg:y="12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31.854cm" svg:y="10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31.854cm" svg:y="9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26.861cm" svg:y="9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Unit" svg:width="0.862cm" svg:height="0.23cm" svg:x="25.434cm" svg:y="7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28.299cm" svg:y="7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31.149cm" svg:y="7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33.998cm" svg:y="7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36.155cm" svg:y="7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34.73cm" svg:y="10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34.73cm" svg:y="9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Unit" svg:width="0.862cm" svg:height="0.23cm" svg:x="37.741cm" svg:y="10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4" draw:layer="Unit" svg:width="0.862cm" svg:height="0.23cm" svg:x="38.128cm" svg:y="12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4" draw:layer="Unit" svg:width="0.862cm" svg:height="0.23cm" svg:x="36.574cm" svg:y="13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28.991cm" svg:y="13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31.854cm" svg:y="13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svg:x="31.128cm" svg:y="15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svg:x="34.005cm" svg:y="16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svg:x="36.828cm" svg:y="1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5" draw:layer="Unit" svg:width="1.434cm" svg:height="0.23cm" svg:x="40.526cm" svg:y="15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svg:x="42.128cm" svg:y="13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svg:x="41.239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draw:transform="rotate (1.5707963267949) translate (41.135cm 11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draw:transform="rotate (1.5707963267949) translate (42.709cm 11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draw:transform="rotate (1.5707963267949) translate (44.215cm 11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draw:transform="rotate (1.5707963267949) translate (41.135cm 9.4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draw:transform="rotate (1.5707963267949) translate (42.885cm 9.4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draw:transform="rotate (1.5707963267949) translate (44.215cm 9.4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4" draw:layer="Unit" svg:width="1.218cm" svg:height="0.23cm" svg:x="42.167cm" svg:y="6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4" draw:layer="Unit" svg:width="1.218cm" svg:height="0.23cm" svg:x="39.507cm" svg:y="6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4" draw:layer="Unit" svg:width="0.952cm" svg:height="0.23cm" draw:transform="rotate (1.49138384582915) translate (45.701cm 8.5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4" draw:layer="Unit" svg:width="0.952cm" svg:height="0.23cm" draw:transform="rotate (1.49138384582915) translate (45.484cm 10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4" draw:layer="Unit" svg:width="0.862cm" svg:height="0.23cm" svg:x="40.407cm" svg:y="14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Unit" svg:width="1.434cm" svg:height="0.23cm" svg:x="36.21cm" svg:y="14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Unit" svg:width="0.862cm" svg:height="0.23cm" svg:x="31.004cm" svg:y="14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Unit" svg:width="0.862cm" svg:height="0.23cm" svg:x="32.591cm" svg:y="14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Unit" svg:width="0.862cm" svg:height="0.23cm" svg:x="26.737cm" svg:y="16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Unit" svg:width="0.862cm" svg:height="0.23cm" svg:x="28.554cm" svg:y="16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Unit" svg:width="0.862cm" svg:height="0.23cm" draw:transform="rotate (1.5707963267949) translate (27.336cm 14.9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Unit" svg:width="0.862cm" svg:height="0.23cm" draw:transform="rotate (1.5707963267949) translate (25.45cm 14.9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22.37cm" svg:y="16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Unit" svg:width="1.434cm" svg:height="0.23cm" svg:x="24.568cm" svg:y="16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5" draw:layer="Unit" svg:width="1.434cm" svg:height="0.23cm" svg:x="38.993cm" svg:y="1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5" draw:layer="Unit" svg:width="1.434cm" svg:height="0.23cm" svg:x="38.993cm" svg:y="18.8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5" draw:layer="Unit" svg:width="1.434cm" svg:height="0.23cm" svg:x="38.993cm" svg:y="20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5" draw:layer="Unit" svg:width="1.434cm" svg:height="0.23cm" svg:x="38.993cm" svg:y="22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5" draw:layer="Unit" svg:width="1.434cm" svg:height="0.23cm" svg:x="41.483cm" svg:y="2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5" draw:layer="Unit" svg:width="1.434cm" svg:height="0.23cm" svg:x="41.483cm" svg:y="25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Unit" svg:width="1.372cm" svg:height="0.23cm" svg:x="41.877cm" svg:y="2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Unit" svg:width="1.372cm" svg:height="0.23cm" svg:x="41.877cm" svg:y="28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draw:layer="Unit" svg:width="1.372cm" svg:height="0.23cm" svg:x="41.749cm" svg:y="29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Unit" svg:width="1.392cm" svg:height="0.23cm" svg:x="39.001cm" svg:y="29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Unit" svg:width="1.392cm" svg:height="0.23cm" svg:x="39.001cm" svg:y="28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Unit" svg:width="1.392cm" svg:height="0.23cm" svg:x="36.783cm" svg:y="29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Unit" svg:width="1.392cm" svg:height="0.23cm" svg:x="36.783cm" svg:y="28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Unit" svg:width="1.392cm" svg:height="0.23cm" svg:x="33.866cm" svg:y="2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Unit" svg:width="1.392cm" svg:height="0.23cm" svg:x="33.866cm" svg:y="28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Unit" svg:width="1.392cm" svg:height="0.23cm" svg:x="31.186cm" svg:y="2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Unit" svg:width="1.392cm" svg:height="0.23cm" svg:x="31.152cm" svg:y="28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174cm" svg:height="0.23cm" svg:x="27.604cm" svg:y="2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174cm" svg:height="0.23cm" svg:x="25.189cm" svg:y="2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Unit" svg:width="1.392cm" svg:height="0.23cm" svg:x="27.59cm" svg:y="28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Unit" svg:width="1.392cm" svg:height="0.23cm" svg:x="25.928cm" svg:y="28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Unit" svg:width="1.392cm" svg:height="0.23cm" svg:x="24.001cm" svg:y="28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Unit" svg:width="1.392cm" svg:height="0.23cm" svg:x="25.827cm" svg:y="27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Unit" svg:width="1.392cm" svg:height="0.23cm" svg:x="25.827cm" svg:y="2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Unit" svg:width="1.392cm" svg:height="0.23cm" svg:x="25.827cm" svg:y="25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Unit" svg:width="1.392cm" svg:height="0.23cm" svg:x="25.827cm" svg:y="2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Unit" svg:width="1.392cm" svg:height="0.23cm" svg:x="25.827cm" svg:y="23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3" draw:layer="Unit" svg:width="1.166cm" svg:height="0.23cm" svg:x="22.592cm" svg:y="24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174cm" svg:height="0.23cm" svg:x="22.984cm" svg:y="2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Unit" svg:width="1.174cm" svg:height="0.23cm" svg:x="20.969cm" svg:y="29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Unit" svg:width="0.862cm" svg:height="0.23cm" svg:x="38.982cm" svg:y="24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Unit" svg:width="0.862cm" svg:height="0.23cm" svg:x="38.982cm" svg:y="25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Unit" svg:width="0.862cm" svg:height="0.23cm" draw:transform="rotate (1.47166162528162) translate (43.457cm 28.4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Unit" svg:width="0.862cm" svg:height="0.23cm" draw:transform="rotate (1.47166162528162) translate (43.369cm 29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1.918cm" svg:y="2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Unit" svg:width="0.862cm" svg:height="0.23cm" svg:x="15.101cm" svg:y="29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Unit" svg:width="0.862cm" svg:height="0.23cm" svg:x="13.386cm" svg:y="29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1" draw:layer="Unit" svg:width="0.862cm" svg:height="0.23cm" svg:x="11.911cm" svg:y="29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4.761cm" svg:y="2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7.648cm" svg:y="2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Unit" svg:width="0.862cm" svg:height="0.23cm" draw:transform="rotate (1.5707963267949) translate (20.18cm 27.1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Unit" svg:width="0.862cm" svg:height="0.23cm" draw:transform="rotate (1.5707963267949) translate (21.88cm 27.1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Unit" svg:width="0.862cm" svg:height="0.23cm" draw:transform="rotate (1.5707963267949) translate (23.589cm 26.9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Unit" svg:width="0.862cm" svg:height="0.23cm" svg:x="21.042cm" svg:y="24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1.918cm" svg:y="2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4.761cm" svg:y="2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7.648cm" svg:y="2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4.761cm" svg:y="2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1.918cm" svg:y="2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4.761cm" svg:y="2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7.648cm" svg:y="2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4.761cm" svg:y="23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Unit" svg:width="1.392cm" svg:height="0.23cm" svg:x="18.896cm" svg:y="23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svg:x="11.91cm" svg:y="22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draw:transform="rotate (1.5707963267949) translate (11.295cm 24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Unit" svg:width="1.392cm" svg:height="0.23cm" draw:transform="rotate (1.5707963267949) translate (11.295cm 28.6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Unit" svg:width="1.392cm" svg:height="0.23cm" svg:x="11.896cm" svg:y="20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Unit" svg:width="1.392cm" svg:height="0.23cm" svg:x="15.479cm" svg:y="20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3" draw:layer="Unit" svg:width="1.392cm" svg:height="0.23cm" svg:x="17.611cm" svg:y="20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Unit" svg:width="0.862cm" svg:height="0.23cm" svg:x="18.725cm" svg:y="18.57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  <draw:layer draw:name="PDF_Base"/>
      <draw:layer draw:name="PDF_Wall"/>
      <draw:layer draw:name="PDF_Uni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4T12:10:49.359000000</dc:date>
    <meta:editing-duration>PT9H45M58S</meta:editing-duration>
    <meta:editing-cycles>163</meta:editing-cycles>
    <meta:generator>LibreOffice/5.2.3.3$Windows_x86 LibreOffice_project/d54a8868f08a7b39642414cf2c8ef2f228f780cf</meta:generator>
    <meta:document-statistic meta:object-count="324"/>
  </office:meta>
</office:document-meta>
</file>